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b21a6b" officeooo:paragraph-rsid="00541385"/>
    </style:style>
    <style:style style:name="P2" style:family="paragraph" style:parent-style-name="Standard">
      <style:text-properties officeooo:rsid="00b6ecea" officeooo:paragraph-rsid="00b6ecea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b6ecea" officeooo:paragraph-rsid="00b6ecea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b6ecea" officeooo:paragraph-rsid="00b6ecea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b8df85" officeooo:paragraph-rsid="00b8df85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bab16f" officeooo:paragraph-rsid="00bab16f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bd4d04" officeooo:paragraph-rsid="00bd4d04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bed814" officeooo:paragraph-rsid="00bed814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bf26f0" officeooo:paragraph-rsid="00bf26f0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c11ae4" officeooo:paragraph-rsid="00c11ae4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c4b0dd" officeooo:paragraph-rsid="00c4b0dd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c55c84" officeooo:paragraph-rsid="00c55c84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c690c2" officeooo:paragraph-rsid="00c690c2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c79c5c" officeooo:paragraph-rsid="00c79c5c"/>
    </style:style>
    <style:style style:name="T1" style:family="text">
      <style:text-properties officeooo:rsid="00bace37"/>
    </style:style>
    <style:style style:name="T2" style:family="text">
      <style:text-properties officeooo:rsid="00bb58da"/>
    </style:style>
    <style:style style:name="T3" style:family="text">
      <style:text-properties officeooo:rsid="00c2e839"/>
    </style:style>
    <style:style style:name="T4" style:family="text">
      <style:text-properties officeooo:rsid="00c4c5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s make you automate commands</text:p>
      <text:p text:style-name="P2"/>
      <text:p text:style-name="P2">For example:</text:p>
      <text:p text:style-name="P3">cd ~/Project/cs165</text:p>
      <text:p text:style-name="P3">mkdir temp</text:p>
      <text:p text:style-name="P3">cd temp</text:p>
      <text:p text:style-name="P3">clear</text:p>
      <text:p text:style-name="P3"/>
      <text:p text:style-name="P4">hello.sh → sh for shell script</text:p>
      <text:p text:style-name="P4"/>
      <text:p text:style-name="P5">You can pass parameters to scripts</text:p>
      <text:p text:style-name="P5"/>
      <text:p text:style-name="P5">hello.sh 160</text:p>
      <text:p text:style-name="P5"/>
      <text:p text:style-name="P5">will make it cs ~/Project/cs160 then</text:p>
      <text:p text:style-name="P5"/>
      <text:p text:style-name="P6">how can you make a new file?</text:p>
      <text:p text:style-name="P6"><text:tab/>Editors → vi , nano…</text:p>
      <text:p text:style-name="P6"><text:tab/><text:span text:style-name="T1">echo “hello” &gt; together.txt</text:span></text:p>
      <text:p text:style-name="P6"><text:tab/><text:span text:style-name="T2">touch filename → makes new file</text:span></text:p>
      <text:p text:style-name="P6"/>
      <text:p text:style-name="P7">if the file is already available, using touch will change the last access date</text:p>
      <text:p text:style-name="P7"/>
      <text:p text:style-name="P8">chmod +x scripte.sh makes the file executable</text:p>
      <text:p text:style-name="P8"/>
      <text:p text:style-name="P9">script.sh does not work, you have to specify the current place with ., therefore ./script.sh</text:p>
      <text:p text:style-name="P9"/>
      <text:p text:style-name="P9">. is this , .. is parent director ../../../ is up, up, up in directory</text:p>
      <text:p text:style-name="P9"/>
      <text:p text:style-name="P10">echo $1 is a parameter</text:p>
      <text:p text:style-name="P10"/>
      <text:p text:style-name="P11">read is a command to wait for user input. <text:span text:style-name="T4">It waits for press key.</text:span></text:p>
      <text:p text:style-name="P11"/>
      <text:p text:style-name="P12">If you use quotation marks around the arguments, it will be received as one</text:p>
      <text:p text:style-name="P12">./script “Ahmad Magdy” is just one</text:p>
      <text:p text:style-name="P13"/>
      <text:p text:style-name="P13">redirecting output, 2&gt; for errors, 1&gt; for valid stuff and 0&gt; for all</text:p>
      <text:p text:style-name="P13"/>
      <text:p text:style-name="P14">You can not use &gt; and &lt; because they are redirection sig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12:21.454667807</meta:creation-date>
    <dc:date>2018-03-21T06:01:50.538871065</dc:date>
    <meta:editing-duration>PT5H14M26S</meta:editing-duration>
    <meta:editing-cycles>18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71" meta:character-count="914" meta:non-whitespace-character-count="764"/>
  </office:meta>
</office:document-meta>
</file>